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/text:p>
      <text:p text:style-name="Standard"/>
      <text:p text:style-name="P1">CS545 Software Design Patterns </text:p>
      <text:p text:style-name="P2"/>
      <text:p text:style-name="P2">Assignment 1 <text:s/>Due Date: March 7, 2018</text:p>
      <text:p text:style-name="P3"/>
      <text:p text:style-name="P3"/>
      <text:p text:style-name="P4"><text:s/>It is assumed that all of you are familiar with functionality of an elevator. You are assigned a role of System Analyst and you are required to create all artifacts which are inputs to the design of an elevator controller. The artifacts include Actors, Use case(s) &amp; relationships between them, System Sequence Diagram(s), &amp; Domain model. You may refer Applying UML &amp; Design Patterns for hel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shi  Chaudhary</meta:initial-creator>
    <meta:creation-date>2017-09-05T11:51:08.39</meta:creation-date>
    <dc:date>2018-02-25T14:21:00.85</dc:date>
    <dc:creator>Banshi  Chaudhary</dc:creator>
    <meta:editing-duration>PT1H2M54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4" meta:word-count="77" meta:character-count="464"/>
  </office:meta>
</office:document-meta>
</file>